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32cm"/>
    </style:style>
    <style:style style:name="co2" style:family="table-column">
      <style:table-column-properties fo:break-before="auto" style:column-width="4.128cm"/>
    </style:style>
    <style:style style:name="co3" style:family="table-column">
      <style:table-column-properties fo:break-before="auto" style:column-width="4.069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 style:text-align-source="fix" style:repeat-content="false"/>
      <style:paragraph-properties fo:text-align="center" fo:margin-left="0cm"/>
      <style:text-properties fo:color="#ffffff" fo:font-size="15pt" style:font-size-asian="15pt" style:font-size-complex="15p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rreo</text:p>
          </table:table-cell>
          <table:table-cell table:style-name="ce1" office:value-type="string" calcext:value-type="string">
            <text:p>Contraseñ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Departamento</text:p>
          </table:table-cell>
        </table:table-row>
        <table:table-row table:style-name="ro2">
          <table:table-cell table:style-name="ce2" office:value-type="string" calcext:value-type="string">
            <text:p>otapia@coincitymexico.com</text:p>
          </table:table-cell>
          <table:table-cell table:style-name="ce2"/>
          <table:table-cell office:value-type="string" calcext:value-type="string">
            <text:p>Este usuario ya tenia contraseña si la perdieron la pueden recuperar en https://coincitymexico.com/dash/forgot-password les mandara un correo de recuperacion</text:p>
          </table:table-cell>
          <table:table-cell office:value-type="string" calcext:value-type="string">
            <text:p>Ventas</text:p>
          </table:table-cell>
        </table:table-row>
        <table:table-row table:style-name="ro2">
          <table:table-cell table:style-name="ce2" office:value-type="string" calcext:value-type="string">
            <text:p>ecarrera@vendingmart24.com</text:p>
          </table:table-cell>
          <table:table-cell table:style-name="ce2"/>
          <table:table-cell office:value-type="string" calcext:value-type="string">
            <text:p>Este usuario ya tenia contraseña si la perdieron la pueden recuperar en https://coincitymexico.com/dash/forgot-password les mandara un correo de recuperacion</text:p>
          </table:table-cell>
          <table:table-cell office:value-type="string" calcext:value-type="string">
            <text:p>Ventas</text:p>
          </table:table-cell>
        </table:table-row>
        <table:table-row table:style-name="ro2">
          <table:table-cell table:style-name="ce2" office:value-type="string" calcext:value-type="string">
            <text:p>oalvarez@coincitymexico.com</text:p>
          </table:table-cell>
          <table:table-cell table:style-name="ce2"/>
          <table:table-cell office:value-type="string" calcext:value-type="string">
            <text:p>Este usuario ya tenia contraseña si la perdieron la pueden recuperar en https://coincitymexico.com/dash/forgot-password les mandara un correo de recuperacion</text:p>
          </table:table-cell>
          <table:table-cell office:value-type="string" calcext:value-type="string">
            <text:p>Desarrollo</text:p>
          </table:table-cell>
        </table:table-row>
        <table:table-row table:style-name="ro2">
          <table:table-cell table:style-name="ce2" office:value-type="string" calcext:value-type="string">
            <text:p>amolina@coincitymexico.com</text:p>
          </table:table-cell>
          <table:table-cell table:style-name="ce2"/>
          <table:table-cell office:value-type="string" calcext:value-type="string">
            <text:p>Este usuario ya tenia contraseña si la perdieron la pueden recuperar en https://coincitymexico.com/dash/forgot-password les mandara un correo de recuperacion</text:p>
          </table:table-cell>
          <table:table-cell office:value-type="string" calcext:value-type="string">
            <text:p>CEO</text:p>
          </table:table-cell>
        </table:table-row>
        <table:table-row table:style-name="ro2">
          <table:table-cell table:style-name="ce2" office:value-type="string" calcext:value-type="string">
            <text:p>hlucas@coincitymexico.com</text:p>
          </table:table-cell>
          <table:table-cell table:style-name="ce2"/>
          <table:table-cell office:value-type="string" calcext:value-type="string">
            <text:p>Este usuario ya tenia contraseña si la perdieron la pueden recuperar en https://coincitymexico.com/dash/forgot-password les mandara un correo de recuperacion</text:p>
          </table:table-cell>
          <table:table-cell office:value-type="string" calcext:value-type="string">
            <text:p>Administracion</text:p>
          </table:table-cell>
        </table:table-row>
        <table:table-row table:style-name="ro2">
          <table:table-cell table:style-name="ce2" office:value-type="string" calcext:value-type="string">
            <text:p>diseno@coincitymexico.com</text:p>
          </table:table-cell>
          <table:table-cell table:style-name="ce2"/>
          <table:table-cell office:value-type="string" calcext:value-type="string">
            <text:p>Este usuario ya tenia contraseña si la perdieron la pueden recuperar en https://coincitymexico.com/dash/forgot-password les mandara un correo de recuperacion</text:p>
          </table:table-cell>
          <table:table-cell office:value-type="string" calcext:value-type="string">
            <text:p>Diseño</text:p>
          </table:table-cell>
        </table:table-row>
        <table:table-row table:style-name="ro2">
          <table:table-cell table:style-name="ce2" office:value-type="string" calcext:value-type="string">
            <text:p>kjimenez@coincitymexico.com</text:p>
          </table:table-cell>
          <table:table-cell table:style-name="ce2"/>
          <table:table-cell office:value-type="string" calcext:value-type="string">
            <text:p>Este usuario ya tenia contraseña si la perdieron la pueden recuperar en https://coincitymexico.com/dash/forgot-password les mandara un correo de recuperacion</text:p>
          </table:table-cell>
          <table:table-cell office:value-type="string" calcext:value-type="string">
            <text:p>RH</text:p>
          </table:table-cell>
        </table:table-row>
        <table:table-row table:style-name="ro2">
          <table:table-cell table:style-name="ce2" office:value-type="string" calcext:value-type="string">
            <text:p>svera@coincitymexico.com</text:p>
          </table:table-cell>
          <table:table-cell table:style-name="ce2"/>
          <table:table-cell office:value-type="string" calcext:value-type="string">
            <text:p>Este usuario ya tenia contraseña si la perdieron la pueden recuperar en https://coincitymexico.com/dash/forgot-password les mandara un correo de recuperacion</text:p>
          </table:table-cell>
          <table:table-cell office:value-type="string" calcext:value-type="string">
            <text:p>Ventas</text:p>
          </table:table-cell>
        </table:table-row>
        <table:table-row table:style-name="ro2">
          <table:table-cell table:style-name="ce2" office:value-type="string" calcext:value-type="string">
            <text:p>smarin@coincitymexico.com</text:p>
          </table:table-cell>
          <table:table-cell table:style-name="ce2"/>
          <table:table-cell office:value-type="string" calcext:value-type="string">
            <text:p>Este usuario ya tenia contraseña si la perdieron la pueden recuperar en https://coincitymexico.com/dash/forgot-password les mandara un correo de recuperacion</text:p>
          </table:table-cell>
          <table:table-cell office:value-type="string" calcext:value-type="string">
            <text:p>Ventas</text:p>
          </table:table-cell>
        </table:table-row>
        <table:table-row table:style-name="ro2">
          <table:table-cell table:style-name="ce2" office:value-type="string" calcext:value-type="string">
            <text:p>dmorales@coincitymexico.com</text:p>
          </table:table-cell>
          <table:table-cell table:style-name="ce2"/>
          <table:table-cell office:value-type="string" calcext:value-type="string">
            <text:p>Este usuario ya tenia contraseña si la perdieron la pueden recuperar en https://coincitymexico.com/dash/forgot-password les mandara un correo de recuperacion</text:p>
          </table:table-cell>
          <table:table-cell office:value-type="string" calcext:value-type="string">
            <text:p>Ventas</text:p>
          </table:table-cell>
        </table:table-row>
        <table:table-row table:style-name="ro2">
          <table:table-cell table:style-name="ce2" office:value-type="string" calcext:value-type="string">
            <text:p>amolina@vendingmart24.com</text:p>
          </table:table-cell>
          <table:table-cell table:style-name="ce2"/>
          <table:table-cell office:value-type="string" calcext:value-type="string">
            <text:p>Este usuario ya tenia contraseña si la perdieron la pueden recuperar en https://coincitymexico.com/dash/forgot-password les mandara un correo de recuperacion</text:p>
          </table:table-cell>
          <table:table-cell office:value-type="string" calcext:value-type="string">
            <text:p>CEO</text:p>
          </table:table-cell>
        </table:table-row>
        <table:table-row table:style-name="ro2">
          <table:table-cell table:style-name="ce2" office:value-type="string" calcext:value-type="string">
            <text:p>arturom@owldesarrollos.com</text:p>
          </table:table-cell>
          <table:table-cell table:style-name="ce2"/>
          <table:table-cell office:value-type="string" calcext:value-type="string">
            <text:p>Este usuario ya tenia contraseña si la perdieron la pueden recuperar en https://coincitymexico.com/dash/forgot-password les mandara un correo de recuperacion</text:p>
          </table:table-cell>
          <table:table-cell office:value-type="string" calcext:value-type="string">
            <text:p>CEO</text:p>
          </table:table-cell>
        </table:table-row>
        <table:table-row table:style-name="ro2">
          <table:table-cell table:style-name="ce2" office:value-type="string" calcext:value-type="string">
            <text:p>lrodriguez@coincitymexico.com</text:p>
          </table:table-cell>
          <table:table-cell table:style-name="ce2"/>
          <table:table-cell office:value-type="string" calcext:value-type="string">
            <text:p>Este usuario ya tenia contraseña si la perdieron la pueden recuperar en https://coincitymexico.com/dash/forgot-password les mandara un correo de recuperacion</text:p>
          </table:table-cell>
          <table:table-cell office:value-type="string" calcext:value-type="string">
            <text:p>Marketing</text:p>
          </table:table-cell>
        </table:table-row>
        <table:table-row table:style-name="ro2">
          <table:table-cell table:style-name="ce2" office:value-type="string" calcext:value-type="string">
            <text:p>drodriguez@coincitymexico.com</text:p>
          </table:table-cell>
          <table:table-cell table:style-name="ce2"/>
          <table:table-cell office:value-type="string" calcext:value-type="string">
            <text:p>Este usuario ya tenia contraseña si la perdieron la pueden recuperar en https://coincitymexico.com/dash/forgot-password les mandara un correo de recuperacion</text:p>
          </table:table-cell>
          <table:table-cell office:value-type="string" calcext:value-type="string">
            <text:p>Servicio tecnico</text:p>
          </table:table-cell>
        </table:table-row>
        <table:table-row table:style-name="ro2">
          <table:table-cell table:style-name="ce2" office:value-type="string" calcext:value-type="string">
            <text:p>imendez@coincitymexico.com</text:p>
          </table:table-cell>
          <table:table-cell table:style-name="ce2"/>
          <table:table-cell office:value-type="string" calcext:value-type="string">
            <text:p>Este usuario ya tenia contraseña si la perdieron la pueden recuperar en https://coincitymexico.com/dash/forgot-password les mandara un correo de recuperacion</text:p>
          </table:table-cell>
          <table:table-cell office:value-type="string" calcext:value-type="string">
            <text:p>Desarrollo</text:p>
          </table:table-cell>
        </table:table-row>
        <table:table-row table:style-name="ro2">
          <table:table-cell table:style-name="ce2" office:value-type="string" calcext:value-type="string">
            <text:p>dsandoval@coincitymexico.com</text:p>
          </table:table-cell>
          <table:table-cell table:style-name="ce2"/>
          <table:table-cell office:value-type="string" calcext:value-type="string">
            <text:p>Este usuario ya tenia contraseña si la perdieron la pueden recuperar en https://coincitymexico.com/dash/forgot-password les mandara un correo de recuperacion</text:p>
          </table:table-cell>
          <table:table-cell office:value-type="string" calcext:value-type="string">
            <text:p>Desarrollo</text:p>
          </table:table-cell>
        </table:table-row>
        <table:table-row table:style-name="ro3">
          <table:table-cell office:value-type="string" calcext:value-type="string">
            <text:p>ecarrera@coincitymexico.com</text:p>
          </table:table-cell>
          <table:table-cell office:value-type="string" calcext:value-type="string">
            <text:p>fj.E5E&lt;Z</text:p>
          </table:table-cell>
          <table:table-cell office:value-type="string" calcext:value-type="string">
            <text:p>Pueden cambiar la contraseña en <text:a xlink:href="https://coincitymexico.com/dash/user/profile" xlink:type="simple">https://coincitymexico.com/dash/user/profile</text:a> una vez inicien sesion en <text:a xlink:href="https://coincitymexico.com/dash/" xlink:type="simple">https://coincitymexico.com/dash/</text:a> con su correo y contraseña</text:p>
          </table:table-cell>
          <table:table-cell office:value-type="string" calcext:value-type="string">
            <text:p>Ventas</text:p>
          </table:table-cell>
        </table:table-row>
        <table:table-row table:style-name="ro3">
          <table:table-cell office:value-type="string" calcext:value-type="string">
            <text:p>lperez@coincitymexico.com</text:p>
          </table:table-cell>
          <table:table-cell office:value-type="string" calcext:value-type="string">
            <text:p>K-R[9zS9</text:p>
          </table:table-cell>
          <table:table-cell office:value-type="string" calcext:value-type="string">
            <text:p>Pueden cambiar la contraseña en <text:a xlink:href="https://coincitymexico.com/dash/user/profile" xlink:type="simple">https://coincitymexico.com/dash/user/profile</text:a> una vez inicien sesion en <text:a xlink:href="https://coincitymexico.com/dash/" xlink:type="simple">https://coincitymexico.com/dash/</text:a> con su correo y contraseña</text:p>
          </table:table-cell>
          <table:table-cell office:value-type="string" calcext:value-type="string">
            <text:p>Diseño</text:p>
          </table:table-cell>
        </table:table-row>
        <table:table-row table:style-name="ro3">
          <table:table-cell office:value-type="string" calcext:value-type="string">
            <text:p>lrodriguez@vendingmart24.com</text:p>
          </table:table-cell>
          <table:table-cell office:value-type="string" calcext:value-type="string">
            <text:p>a8Nfr{'2</text:p>
          </table:table-cell>
          <table:table-cell office:value-type="string" calcext:value-type="string">
            <text:p>Pueden cambiar la contraseña en <text:a xlink:href="https://coincitymexico.com/dash/user/profile" xlink:type="simple">https://coincitymexico.com/dash/user/profile</text:a> una vez inicien sesion en <text:a xlink:href="https://coincitymexico.com/dash/" xlink:type="simple">https://coincitymexico.com/dash/</text:a> con su correo y contraseña</text:p>
          </table:table-cell>
          <table:table-cell office:value-type="string" calcext:value-type="string">
            <text:p>Marketing</text:p>
          </table:table-cell>
        </table:table-row>
        <table:table-row table:style-name="ro3">
          <table:table-cell office:value-type="string" calcext:value-type="string">
            <text:p>ventas@coincitymexico.com</text:p>
          </table:table-cell>
          <table:table-cell office:value-type="string" calcext:value-type="string">
            <text:p>Vx!RnW8%</text:p>
          </table:table-cell>
          <table:table-cell office:value-type="string" calcext:value-type="string">
            <text:p>Pueden cambiar la contraseña en <text:a xlink:href="https://coincitymexico.com/dash/user/profile" xlink:type="simple">https://coincitymexico.com/dash/user/profile</text:a> una vez inicien sesion en <text:a xlink:href="https://coincitymexico.com/dash/" xlink:type="simple">https://coincitymexico.com/dash/</text:a> con su correo y contraseña</text:p>
          </table:table-cell>
          <table:table-cell office:value-type="string" calcext:value-type="string">
            <text:p>Ventas</text:p>
          </table:table-cell>
        </table:table-row>
        <table:table-row table:style-name="ro3">
          <table:table-cell office:value-type="string" calcext:value-type="string">
            <text:p>dmorales@vendingmart24.com</text:p>
          </table:table-cell>
          <table:table-cell office:value-type="string" calcext:value-type="string">
            <text:p>bPN8yp?h</text:p>
          </table:table-cell>
          <table:table-cell office:value-type="string" calcext:value-type="string">
            <text:p>Pueden cambiar la contraseña en <text:a xlink:href="https://coincitymexico.com/dash/user/profile" xlink:type="simple">https://coincitymexico.com/dash/user/profile</text:a> una vez inicien sesion en <text:a xlink:href="https://coincitymexico.com/dash/" xlink:type="simple">https://coincitymexico.com/dash/</text:a> con su correo y contraseña</text:p>
          </table:table-cell>
          <table:table-cell office:value-type="string" calcext:value-type="string">
            <text:p>Ventas</text:p>
          </table:table-cell>
        </table:table-row>
        <table:table-row table:style-name="ro3">
          <table:table-cell office:value-type="string" calcext:value-type="string">
            <text:p>svera@vendingmart24.com</text:p>
          </table:table-cell>
          <table:table-cell office:value-type="string" calcext:value-type="string">
            <text:p>s{3_bS/v</text:p>
          </table:table-cell>
          <table:table-cell office:value-type="string" calcext:value-type="string">
            <text:p>Pueden cambiar la contraseña en <text:a xlink:href="https://coincitymexico.com/dash/user/profile" xlink:type="simple">https://coincitymexico.com/dash/user/profile</text:a> una vez inicien sesion en <text:a xlink:href="https://coincitymexico.com/dash/" xlink:type="simple">https://coincitymexico.com/dash/</text:a> con su correo y contraseña</text:p>
          </table:table-cell>
          <table:table-cell office:value-type="string" calcext:value-type="string">
            <text:p>Ventas</text:p>
          </table:table-cell>
        </table:table-row>
        <table:table-row table:style-name="ro3">
          <table:table-cell office:value-type="string" calcext:value-type="string">
            <text:p>asoria@coincitymexico.com</text:p>
          </table:table-cell>
          <table:table-cell office:value-type="string" calcext:value-type="string">
            <text:p>$BQBm35F</text:p>
          </table:table-cell>
          <table:table-cell office:value-type="string" calcext:value-type="string">
            <text:p>Pueden cambiar la contraseña en <text:a xlink:href="https://coincitymexico.com/dash/user/profile" xlink:type="simple">https://coincitymexico.com/dash/user/profile</text:a> una vez inicien sesion en <text:a xlink:href="https://coincitymexico.com/dash/" xlink:type="simple">https://coincitymexico.com/dash/</text:a> con su correo y contraseña</text:p>
          </table:table-cell>
          <table:table-cell office:value-type="string" calcext:value-type="string">
            <text:p>Servicio tecnico</text:p>
          </table:table-cell>
        </table:table-row>
        <table:table-row table:style-name="ro3">
          <table:table-cell office:value-type="string" calcext:value-type="string">
            <text:p>abernardino@coincitymexico.com</text:p>
          </table:table-cell>
          <table:table-cell office:value-type="string" calcext:value-type="string">
            <text:p>tQf?_2?%</text:p>
          </table:table-cell>
          <table:table-cell office:value-type="string" calcext:value-type="string">
            <text:p>Pueden cambiar la contraseña en <text:a xlink:href="https://coincitymexico.com/dash/user/profile" xlink:type="simple">https://coincitymexico.com/dash/user/profile</text:a> una vez inicien sesion en <text:a xlink:href="https://coincitymexico.com/dash/" xlink:type="simple">https://coincitymexico.com/dash/</text:a> con su correo y contraseña</text:p>
          </table:table-cell>
          <table:table-cell office:value-type="string" calcext:value-type="string">
            <text:p>Administracion</text:p>
          </table:table-cell>
        </table:table-row>
        <table:table-row table:style-name="ro3">
          <table:table-cell office:value-type="string" calcext:value-type="string">
            <text:p>agarcia@coincitymexico.com</text:p>
          </table:table-cell>
          <table:table-cell office:value-type="string" calcext:value-type="string">
            <text:p>.Vh&lt;6RwE</text:p>
          </table:table-cell>
          <table:table-cell office:value-type="string" calcext:value-type="string">
            <text:p>Pueden cambiar la contraseña en <text:a xlink:href="https://coincitymexico.com/dash/user/profile" xlink:type="simple">https://coincitymexico.com/dash/user/profile</text:a> una vez inicien sesion en <text:a xlink:href="https://coincitymexico.com/dash/" xlink:type="simple">https://coincitymexico.com/dash/</text:a> con su correo y contraseña</text:p>
          </table:table-cell>
          <table:table-cell office:value-type="string" calcext:value-type="string">
            <text:p>Administracion</text:p>
          </table:table-cell>
        </table:table-row>
        <table:table-row table:style-name="ro3">
          <table:table-cell office:value-type="string" calcext:value-type="string">
            <text:p>gborja@coincitymexico.com</text:p>
          </table:table-cell>
          <table:table-cell office:value-type="string" calcext:value-type="string">
            <text:p>[K%?}5jF</text:p>
          </table:table-cell>
          <table:table-cell office:value-type="string" calcext:value-type="string">
            <text:p>Pueden cambiar la contraseña en <text:a xlink:href="https://coincitymexico.com/dash/user/profile" xlink:type="simple">https://coincitymexico.com/dash/user/profile</text:a> una vez inicien sesion en <text:a xlink:href="https://coincitymexico.com/dash/" xlink:type="simple">https://coincitymexico.com/dash/</text:a> con su correo y contraseña</text:p>
          </table:table-cell>
          <table:table-cell office:value-type="string" calcext:value-type="string">
            <text:p>Administracion</text:p>
          </table:table-cell>
        </table:table-row>
        <table:table-row table:style-name="ro3">
          <table:table-cell office:value-type="string" calcext:value-type="string">
            <text:p>cmorfin@coincitymexico.com</text:p>
          </table:table-cell>
          <table:table-cell office:value-type="string" calcext:value-type="string">
            <text:p>z9J#/+B.</text:p>
          </table:table-cell>
          <table:table-cell office:value-type="string" calcext:value-type="string">
            <text:p>Pueden cambiar la contraseña en <text:a xlink:href="https://coincitymexico.com/dash/user/profile" xlink:type="simple">https://coincitymexico.com/dash/user/profile</text:a> una vez inicien sesion en <text:a xlink:href="https://coincitymexico.com/dash/" xlink:type="simple">https://coincitymexico.com/dash/</text:a> con su correo y contraseña</text:p>
          </table:table-cell>
          <table:table-cell office:value-type="string" calcext:value-type="string">
            <text:p>Administracion</text:p>
          </table:table-cell>
        </table:table-row>
        <table:table-row table:style-name="ro3">
          <table:table-cell office:value-type="string" calcext:value-type="string">
            <text:p>cramos@coincitymexico.com</text:p>
          </table:table-cell>
          <table:table-cell office:value-type="string" calcext:value-type="string">
            <text:p>bxSe5(2M</text:p>
          </table:table-cell>
          <table:table-cell office:value-type="string" calcext:value-type="string">
            <text:p>Pueden cambiar la contraseña en <text:a xlink:href="https://coincitymexico.com/dash/user/profile" xlink:type="simple">https://coincitymexico.com/dash/user/profile</text:a> una vez inicien sesion en <text:a xlink:href="https://coincitymexico.com/dash/" xlink:type="simple">https://coincitymexico.com/dash/</text:a> con su correo y contraseña</text:p>
          </table:table-cell>
          <table:table-cell office:value-type="string" calcext:value-type="string">
            <text:p>Administracion</text:p>
          </table:table-cell>
        </table:table-row>
        <table:table-row table:style-name="ro3">
          <table:table-cell office:value-type="string" calcext:value-type="string">
            <text:p>nlimon@coincitymexico.com</text:p>
          </table:table-cell>
          <table:table-cell office:value-type="string" calcext:value-type="string">
            <text:p>d%F3Z38K</text:p>
          </table:table-cell>
          <table:table-cell office:value-type="string" calcext:value-type="string">
            <text:p>Pueden cambiar la contraseña en <text:a xlink:href="https://coincitymexico.com/dash/user/profile" xlink:type="simple">https://coincitymexico.com/dash/user/profile</text:a> una vez inicien sesion en <text:a xlink:href="https://coincitymexico.com/dash/" xlink:type="simple">https://coincitymexico.com/dash/</text:a> con su correo y contraseña</text:p>
          </table:table-cell>
          <table:table-cell office:value-type="string" calcext:value-type="string">
            <text:p>Administracion</text:p>
          </table:table-cell>
        </table:table-row>
        <table:table-row table:style-name="ro3">
          <table:table-cell office:value-type="string" calcext:value-type="string">
            <text:p>jgarcia@coincitymexico.com</text:p>
          </table:table-cell>
          <table:table-cell office:value-type="string" calcext:value-type="string">
            <text:p>4K#2Wvpq</text:p>
          </table:table-cell>
          <table:table-cell office:value-type="string" calcext:value-type="string">
            <text:p>Pueden cambiar la contraseña en <text:a xlink:href="https://coincitymexico.com/dash/user/profile" xlink:type="simple">https://coincitymexico.com/dash/user/profile</text:a> una vez inicien sesion en <text:a xlink:href="https://coincitymexico.com/dash/" xlink:type="simple">https://coincitymexico.com/dash/</text:a> con su correo y contraseña</text:p>
          </table:table-cell>
          <table:table-cell office:value-type="string" calcext:value-type="string">
            <text:p>Ventas</text:p>
          </table:table-cell>
        </table:table-row>
        <table:table-row table:style-name="ro3">
          <table:table-cell office:value-type="string" calcext:value-type="string">
            <text:p>oaguirre@coincitymexico.com</text:p>
          </table:table-cell>
          <table:table-cell office:value-type="string" calcext:value-type="string">
            <text:p>#9gf?mEB</text:p>
          </table:table-cell>
          <table:table-cell office:value-type="string" calcext:value-type="string">
            <text:p>Pueden cambiar la contraseña en <text:a xlink:href="https://coincitymexico.com/dash/user/profile" xlink:type="simple">https://coincitymexico.com/dash/user/profile</text:a> una vez inicien sesion en <text:a xlink:href="https://coincitymexico.com/dash/" xlink:type="simple">https://coincitymexico.com/dash/</text:a> con su correo y contraseña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mchavez@coincitymexico.com</text:p>
          </table:table-cell>
          <table:table-cell office:value-type="string" calcext:value-type="string">
            <text:p>4HFgq_EZ</text:p>
          </table:table-cell>
          <table:table-cell office:value-type="string" calcext:value-type="string">
            <text:p>Pueden cambiar la contraseña en <text:a xlink:href="https://coincitymexico.com/dash/user/profile" xlink:type="simple">https://coincitymexico.com/dash/user/profile</text:a> una vez inicien sesion en <text:a xlink:href="https://coincitymexico.com/dash/" xlink:type="simple">https://coincitymexico.com/dash/</text:a> con su correo y contraseña</text:p>
          </table:table-cell>
          <table:table-cell office:value-type="string" calcext:value-type="string">
            <text:p>Produccion</text:p>
          </table:table-cell>
        </table:table-row>
        <table:table-row table:style-name="ro3">
          <table:table-cell office:value-type="string" calcext:value-type="string">
            <text:p>ghernandez@coincitymexico.com</text:p>
          </table:table-cell>
          <table:table-cell office:value-type="string" calcext:value-type="string">
            <text:p>TkFw=3Eu</text:p>
          </table:table-cell>
          <table:table-cell office:value-type="string" calcext:value-type="string">
            <text:p>Pueden cambiar la contraseña en <text:a xlink:href="https://coincitymexico.com/dash/user/profile" xlink:type="simple">https://coincitymexico.com/dash/user/profile</text:a> una vez inicien sesion en <text:a xlink:href="https://coincitymexico.com/dash/" xlink:type="simple">https://coincitymexico.com/dash/</text:a> con su correo y contraseña</text:p>
          </table:table-cell>
          <table:table-cell office:value-type="string" calcext:value-type="string">
            <text:p>Operaciones</text:p>
          </table:table-cell>
        </table:table-row>
        <table:table-row table:style-name="ro3">
          <table:table-cell office:value-type="string" calcext:value-type="string">
            <text:p>rzapata@coincitymexico.com</text:p>
          </table:table-cell>
          <table:table-cell office:value-type="string" calcext:value-type="string">
            <text:p>n9PB3?2y</text:p>
          </table:table-cell>
          <table:table-cell office:value-type="string" calcext:value-type="string">
            <text:p>Pueden cambiar la contraseña en <text:a xlink:href="https://coincitymexico.com/dash/user/profile" xlink:type="simple">https://coincitymexico.com/dash/user/profile</text:a> una vez inicien sesion en <text:a xlink:href="https://coincitymexico.com/dash/" xlink:type="simple">https://coincitymexico.com/dash/</text:a> con su correo y contraseña</text:p>
          </table:table-cell>
          <table:table-cell office:value-type="string" calcext:value-type="string">
            <text:p>Operaciones</text:p>
          </table:table-cell>
        </table:table-row>
        <table:table-row table:style-name="ro3">
          <table:table-cell office:value-type="string" calcext:value-type="string">
            <text:p>smarin@vendingmart24.com</text:p>
          </table:table-cell>
          <table:table-cell office:value-type="string" calcext:value-type="string">
            <text:p>qn9@M!t_</text:p>
          </table:table-cell>
          <table:table-cell office:value-type="string" calcext:value-type="string">
            <text:p>Pueden cambiar la contraseña en <text:a xlink:href="https://coincitymexico.com/dash/user/profile" xlink:type="simple">https://coincitymexico.com/dash/user/profile</text:a> una vez inicien sesion en <text:a xlink:href="https://coincitymexico.com/dash/" xlink:type="simple">https://coincitymexico.com/dash/</text:a> con su correo y contraseña</text:p>
          </table:table-cell>
          <table:table-cell office:value-type="string" calcext:value-type="string">
            <text:p>Ventas</text:p>
          </table:table-cell>
        </table:table-row>
        <table:table-row table:style-name="ro3">
          <table:table-cell office:value-type="string" calcext:value-type="string">
            <text:p>tflores@coincitymexico.com</text:p>
          </table:table-cell>
          <table:table-cell office:value-type="string" calcext:value-type="string">
            <text:p>z9c%DE3[</text:p>
          </table:table-cell>
          <table:table-cell office:value-type="string" calcext:value-type="string">
            <text:p>Pueden cambiar la contraseña en <text:a xlink:href="https://coincitymexico.com/dash/user/profile" xlink:type="simple">https://coincitymexico.com/dash/user/profile</text:a> una vez inicien sesion en <text:a xlink:href="https://coincitymexico.com/dash/" xlink:type="simple">https://coincitymexico.com/dash/</text:a> con su correo y contraseña</text:p>
          </table:table-cell>
          <table:table-cell office:value-type="string" calcext:value-type="string">
            <text:p>Desarrollo</text:p>
          </table:table-cell>
        </table:table-row>
      </table:table>
      <table:named-expressions/>
      <table:database-ranges>
        <table:database-range table:name="__Anonymous_Sheet_DB__0" table:target-range-address="Hoja1.A1:Hoja1.D3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4T10:26:27.452573859</meta:creation-date>
    <dc:date>2021-04-24T11:26:43.314082554</dc:date>
    <meta:editing-duration>PT39M51S</meta:editing-duration>
    <meta:editing-cycles>8</meta:editing-cycles>
    <meta:generator>LibreOffice/7.0.5.2$Linux_X86_64 LibreOffice_project/00$Build-2</meta:generator>
    <meta:document-statistic meta:table-count="1" meta:cell-count="132" meta:object-count="0"/>
  </office:meta>
</office:document-meta>
</file>